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Work sample</text:h>
      <text:list text:style-name="L1">
        <text:list-item>
          <text:p text:style-name="P1"><text:a xlink:type="simple" xlink:href="http://m.datehookup.com/app/start/?forcesquash" office:name=""><text:span text:style-name="Definition">m.datehookup.com</text:span></text:a></text:p>
        </text:list-item>
      </text:list>
      <text:p text:style-name="Horizontal_20_Line"/>
      <text:h text:style-name="Heading_20_2" text:outline-level="2">Ideal environment from experience</text:h>
      <text:p text:style-name="First_20_paragraph">Angular - jQuery - Node - Grunt - libSass - Git - AWS - RequireJs - Ui-Router - Ui-Router Extras - VelocityJs - Weinre - Bower - Yeoman - WebSockets - AJAX - Bourbon - ImageMagick - Sketch - OSX - iTerm - Sublime - iOs Simulator - Genymotion</text:p>
      <text:h text:style-name="Heading_20_2" text:outline-level="2">Other technical experience</text:h>
      <text:p text:style-name="First_20_paragraph">Backbone - Meteor - MongoDB - LESS - Bootstrap - Foundation - PHP - MySQL - SVN - CVS - Photoshop - Illustrator - InDesign</text:p>
      <text:p text:style-name="Horizontal_20_Line"/>
      <text:h text:style-name="Heading_20_2" text:outline-level="2">Service</text:h>
      <text:p text:style-name="First_20_paragraph">Mobile web app production, involving architecture, development, product and feature design, deployment, workflow, backend integration, API modeling, and debugging.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wning an entire codebase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Developing an AngularJs single page app within a hybrid iPad app</text:p>
        </text:list-item>
        <text:list-item>
          <text:p text:style-name="P5">Directing and merging code contributions</text:p>
        </text:list-item>
        <text:list-item>
          <text:p text:style-name="P5">Coordinating production deployment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Backbone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’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